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2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2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6" table:formula="of:=SUM([.D3:.D9])" office:value-type="time" office:time-value="PT14H00M00S">
            <text:p>14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29.11.2019</text:date>, <text:time>00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9T00:14:14.70</dc:date>
    <dc:creator>Mohammad Zandpour</dc:creator>
    <meta:editing-duration>PT16M14S</meta:editing-duration>
    <meta:editing-cycles>12</meta:editing-cycles>
    <meta:generator>OpenOffice/4.1.7$Win32 OpenOffice.org_project/417m1$Build-9800</meta:generator>
    <meta:document-statistic meta:table-count="3" meta:cell-count="26" meta:object-count="0"/>
  </office:meta>
</office:document-meta>
</file>